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07mm"/>
    </style:style>
    <style:style style:name="co2" style:family="table-column">
      <style:table-column-properties fo:break-before="auto" style:column-width="29.33mm"/>
    </style:style>
    <style:style style:name="co3" style:family="table-column">
      <style:table-column-properties fo:break-before="auto" style:column-width="81.28mm"/>
    </style:style>
    <style:style style:name="co4" style:family="table-column">
      <style:table-column-properties fo:break-before="auto" style:column-width="25.96mm"/>
    </style:style>
    <style:style style:name="co5" style:family="table-column">
      <style:table-column-properties fo:break-before="auto" style:column-width="33.04mm"/>
    </style:style>
    <style:style style:name="co6" style:family="table-column">
      <style:table-column-properties fo:break-before="auto" style:column-width="38.44mm"/>
    </style:style>
    <style:style style:name="co7" style:family="table-column">
      <style:table-column-properties fo:break-before="auto" style:column-width="24.27mm"/>
    </style:style>
    <style:style style:name="co8" style:family="table-column">
      <style:table-column-properties fo:break-before="auto" style:column-width="33.37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9.33mm" fo:break-before="auto" style:use-optimal-row-height="true"/>
    </style:style>
    <style:style style:name="ro3" style:family="table-row">
      <style:table-row-properties style:row-height="7.66mm" fo:break-before="auto" style:use-optimal-row-height="true"/>
    </style:style>
    <style:style style:name="ro4" style:family="table-row">
      <style:table-row-properties style:row-height="9.65mm" fo:break-before="auto" style:use-optimal-row-height="true"/>
    </style:style>
    <style:style style:name="ro5" style:family="table-row">
      <style:table-row-properties style:row-height="5.17mm" fo:break-before="auto" style:use-optimal-row-height="true"/>
    </style:style>
    <style:style style:name="ro6" style:family="table-row">
      <style:table-row-properties style:row-height="15.0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常规_5f_Sheet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常规_5f_Sheet1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" style:family="table-cell" style:parent-style-name="常规_5f_Sheet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" style:family="table-cell" style:parent-style-name="常规_5f_Sheet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ackground-color="transparent" fo:padding="0.71mm"/>
    </style:style>
    <style:style style:name="ce6" style:family="table-cell" style:parent-style-name="常规_5f_Sheet1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常规_5f_Sheet1" style:data-style-name="N0">
      <style:table-cell-properties style:glyph-orientation-vertical="0" fo:border-bottom="2.49pt double-thin #3c3c3c" style:border-line-width-bottom="0.18mm 0.53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" style:family="table-cell" style:parent-style-name="Default">
      <style:table-cell-properties fo:border-bottom="none" fo:background-color="transparent" fo:border-left="0.06pt solid #000000" fo:padding="0.71mm" fo:border-right="none" fo:border-top="0.06pt solid #000000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2" style:family="table-cell" style:parent-style-name="常规_5f_Sheet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name-asian="Noto Sans CJK SC Regular" style:font-size-asian="16pt" style:font-style-asian="normal" style:font-weight-asian="bold" style:font-name-complex="Arial" style:font-size-complex="16pt" style:font-style-complex="normal" style:font-weight-complex="bold"/>
    </style:style>
    <style:style style:name="ce13" style:family="table-cell" style:parent-style-name="Default">
      <style:table-cell-properties fo:border-bottom="2.49pt double-thin #3c3c3c" style:border-line-width-bottom="0.18mm 0.53mm 0.18mm" style:diagonal-bl-tr="none" style:diagonal-tl-br="none" fo:background-color="transparent" fo:border-left="none" fo:padding="0.71mm" fo:border-right="none" style:rotation-align="none" fo:border-top="none"/>
    </style:style>
    <style:style style:name="ce14" style:family="table-cell" style:parent-style-name="Default">
      <style:table-cell-properties fo:border-bottom="none" fo:background-color="transparent" fo:border-left="none" fo:padding="0.71mm" fo:border-right="none" fo:border-top="0.06pt solid #000000"/>
    </style:style>
    <style:style style:name="ce15" style:family="table-cell" style:parent-style-name="常规_5f_Sheet1" style:data-style-name="N0">
      <style:table-cell-properties style:glyph-orientation-vertical="0" fo:border-bottom="none" style:cell-protect="protected" style:print-content="tru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常规_5f_Sheet1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8" style:family="table-cell" style:parent-style-name="常规_5f_Sheet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" style:family="table-cell" style:parent-style-name="常规_5f_Sheet1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0" style:family="table-cell" style:parent-style-name="常规_5f_Shee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常规_5f_Sheet1" style:data-style-name="N0">
      <style:table-cell-properties style:glyph-orientation-vertical="0" fo:border-bottom="2.49pt double-thin #3c3c3c" style:border-line-width-bottom="0.18mm 0.53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Noto Sans CJK SC 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order-bottom="none" fo:border-left="none" fo:padding="0.71mm" fo:border-right="none" fo:border-top="0.06pt solid #000000"/>
    </style:style>
    <style:style style:name="ce23" style:family="table-cell" style:parent-style-name="常规_5f_Sheet1" style:data-style-name="N0">
      <style:table-cell-properties style:glyph-orientation-vertical="0" fo:background-color="#ffff00" style:cell-protect="protected" style:print-content="true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>
      <style:table-cell-properties fo:border-bottom="none" fo:border-left="none" fo:padding="0.71mm" fo:border-right="0.06pt solid #000000" fo:border-top="0.06pt solid #000000"/>
    </style:style>
    <style:style style:name="T1" style:family="text">
      <style:text-properties style:font-name="宋体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/>
      <table:table table:name="28ctns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<text:s/>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/>
          <table:table-cell/>
          <table:table-cell/>
          <table:table-cell/>
        </table:table-row>
        <table:table-row table:style-name="ro2">
          <table:table-cell table:style-name="ce2" office:value-type="string" calcext:value-type="string" table:number-columns-spanned="7" table:number-rows-spanned="1">
            <text:p><text:s text:c="2"/>TEC-SPIRAL ENTERPRISES CO., LTD.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/>
          <table:table-cell/>
          <table:table-cell/>
          <table:table-cell/>
        </table:table-row>
        <table:table-row table:style-name="ro3"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23" office:value-type="string" calcext:value-type="string">
            <text:p>mult_sheets_package_type</text:p>
          </table:table-cell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Ship to:</text:p>
          </table:table-cell>
          <table:table-cell table:style-name="ce12" office:value-type="string" calcext:value-type="string">
            <text:p>${partner_shipping_id.name}</text:p>
          </table:table-cell>
          <table:table-cell table:style-name="ce4"/>
          <table:table-cell table:style-name="ce16" office:value-type="string" calcext:value-type="string">
            <text:p>KN REF<text:span text:style-name="T1">：4351-0206-612.248</text:span></text:p>
          </table:table-cell>
          <table:table-cell table:style-name="ce18" office:value-type="string" calcext:value-type="string">
            <text:p>${package_no}</text:p>
          </table:table-cell>
          <table:table-cell table:style-name="ce19"/>
          <table:table-cell table:style-name="ce24" office:value-type="string" calcext:value-type="string">
            <text:p>mult_delivery_order</text:p>
          </table:table-cell>
          <table:table-cell/>
          <table:table-cell/>
          <table:table-cell/>
          <table:table-cell/>
        </table:table-row>
        <table:table-row table:style-name="ro3">
          <table:table-cell table:style-name="ce4"/>
          <table:table-cell table:style-name="ce12" office:value-type="string" calcext:value-type="string">
            <text:p>${partner_shipping_id.street}</text:p>
          </table:table-cell>
          <table:table-cell table:style-name="ce4"/>
          <table:table-cell table:style-name="ce17"/>
          <table:table-cell table:style-name="ce19"/>
          <table:table-cell table:style-name="ce19"/>
          <table:table-cell table:style-name="ce19"/>
          <table:table-cell/>
          <table:table-cell/>
          <table:table-cell/>
          <table:table-cell/>
        </table:table-row>
        <table:table-row table:style-name="ro3">
          <table:table-cell table:style-name="ce4"/>
          <table:table-cell table:style-name="ce12" office:value-type="string" calcext:value-type="string">
            <text:p>${partner_shipping_id.street2}</text:p>
          </table:table-cell>
          <table:table-cell table:style-name="ce4"/>
          <table:table-cell table:style-name="ce5"/>
          <table:table-cell table:style-name="ce3"/>
          <table:table-cell table:style-name="ce3"/>
          <table:table-cell table:style-name="ce3"/>
          <table:table-cell/>
          <table:table-cell/>
          <table:table-cell/>
          <table:table-cell/>
        </table:table-row>
        <table:table-row table:style-name="ro3">
          <table:table-cell table:style-name="ce4"/>
          <table:table-cell table:style-name="ce12" office:value-type="string" calcext:value-type="string">
            <text:p>${partner_shipping_id.city},${partner_shipping_id.state_id.name}</text:p>
          </table:table-cell>
          <table:table-cell table:style-name="ce4"/>
          <table:table-cell table:style-name="ce5"/>
          <table:table-cell table:style-name="ce3"/>
          <table:table-cell table:style-name="ce3"/>
          <table:table-cell table:style-name="ce3"/>
          <table:table-cell/>
          <table:table-cell/>
          <table:table-cell/>
          <table:table-cell/>
        </table:table-row>
        <table:table-row table:style-name="ro3">
          <table:table-cell table:style-name="ce5"/>
          <table:table-cell table:style-name="ce12" office:value-type="string" calcext:value-type="string">
            <text:p>${partner_shipping_id.country_id.name}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PO No.</text:p>
          </table:table-cell>
          <table:table-cell table:style-name="ce6" office:value-type="string" calcext:value-type="string">
            <text:p>Item No.</text:p>
          </table:table-cell>
          <table:table-cell table:style-name="ce6" office:value-type="string" calcext:value-type="string">
            <text:p>Item </text:p>
          </table:table-cell>
          <table:table-cell table:style-name="ce6" office:value-type="string" calcext:value-type="string">
            <text:p>Unit </text:p>
          </table:table-cell>
          <table:table-cell table:style-name="ce20" office:value-type="string" calcext:value-type="string">
            <text:p>Order Quantity</text:p>
          </table:table-cell>
          <table:table-cell table:style-name="ce20" office:value-type="string" calcext:value-type="string">
            <text:p>Delivery Quantity</text:p>
          </table:table-cell>
          <table:table-cell table:style-name="ce20" office:value-type="string" calcext:value-type="string">
            <text:p>Carton Quantity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${line0.client_order_ref}</text:p>
          </table:table-cell>
          <table:table-cell office:value-type="string">
            <text:p>${line0.product_id.customer_product_code}</text:p>
          </table:table-cell>
          <table:table-cell office:value-type="string">
            <text:p>${line0.product_id.name}</text:p>
          </table:table-cell>
          <table:table-cell office:value-type="string">
            <text:p>${line0.product_uom}</text:p>
          </table:table-cell>
          <table:table-cell office:value-type="string">
            <text:p>${line0.product_uom_qty}</text:p>
          </table:table-cell>
          <table:table-cell office:value-type="string">
            <text:p>${line0.qty_delivery}</text:p>
          </table:table-cell>
          <table:table-cell office:value-type="string">
            <text:p>${line0.carton_qty}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${line1.client_order_ref}</text:p>
          </table:table-cell>
          <table:table-cell office:value-type="string">
            <text:p>${line1.product_id.customer_product_code}</text:p>
          </table:table-cell>
          <table:table-cell office:value-type="string">
            <text:p>${line1.product_id.name}</text:p>
          </table:table-cell>
          <table:table-cell office:value-type="string">
            <text:p>${line1.product_uom}</text:p>
          </table:table-cell>
          <table:table-cell office:value-type="string">
            <text:p>${line1.product_uom_qty}</text:p>
          </table:table-cell>
          <table:table-cell office:value-type="string">
            <text:p>${line1.qty_delivery}</text:p>
          </table:table-cell>
          <table:table-cell office:value-type="string">
            <text:p>${line1.carton_qty}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${line2.client_order_ref}</text:p>
          </table:table-cell>
          <table:table-cell office:value-type="string">
            <text:p>${line2.product_id.customer_product_code}</text:p>
          </table:table-cell>
          <table:table-cell office:value-type="string">
            <text:p>${line2.product_id.name}</text:p>
          </table:table-cell>
          <table:table-cell office:value-type="string">
            <text:p>${line2.product_uom}</text:p>
          </table:table-cell>
          <table:table-cell office:value-type="string">
            <text:p>${line2.product_uom_qty}</text:p>
          </table:table-cell>
          <table:table-cell office:value-type="string">
            <text:p>${line2.qty_delivery}</text:p>
          </table:table-cell>
          <table:table-cell office:value-type="string">
            <text:p>${line2.carton_qty}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${line3.client_order_ref}</text:p>
          </table:table-cell>
          <table:table-cell office:value-type="string">
            <text:p>${line3.product_id.customer_product_code}</text:p>
          </table:table-cell>
          <table:table-cell office:value-type="string">
            <text:p>${line3.product_id.name}</text:p>
          </table:table-cell>
          <table:table-cell office:value-type="string">
            <text:p>${line3.product_uom}</text:p>
          </table:table-cell>
          <table:table-cell office:value-type="string">
            <text:p>${line3.product_uom_qty}</text:p>
          </table:table-cell>
          <table:table-cell office:value-type="string">
            <text:p>${line3.qty_delivery}</text:p>
          </table:table-cell>
          <table:table-cell office:value-type="string">
            <text:p>${line3.carton_qty}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${line4.client_order_ref}</text:p>
          </table:table-cell>
          <table:table-cell office:value-type="string">
            <text:p>${line4.product_id.customer_product_code}</text:p>
          </table:table-cell>
          <table:table-cell office:value-type="string">
            <text:p>${line4.product_id.name}</text:p>
          </table:table-cell>
          <table:table-cell office:value-type="string">
            <text:p>${line4.product_uom}</text:p>
          </table:table-cell>
          <table:table-cell office:value-type="string">
            <text:p>${line4.product_uom_qty}</text:p>
          </table:table-cell>
          <table:table-cell office:value-type="string">
            <text:p>${line4.qty_delivery}</text:p>
          </table:table-cell>
          <table:table-cell office:value-type="string">
            <text:p>${line4.carton_qty}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${line5.client_order_ref}</text:p>
          </table:table-cell>
          <table:table-cell office:value-type="string">
            <text:p>${line5.product_id.customer_product_code}</text:p>
          </table:table-cell>
          <table:table-cell office:value-type="string">
            <text:p>${line5.product_id.name}</text:p>
          </table:table-cell>
          <table:table-cell office:value-type="string">
            <text:p>${line5.product_uom}</text:p>
          </table:table-cell>
          <table:table-cell office:value-type="string">
            <text:p>${line5.product_uom_qty}</text:p>
          </table:table-cell>
          <table:table-cell office:value-type="string">
            <text:p>${line5.qty_delivery}</text:p>
          </table:table-cell>
          <table:table-cell office:value-type="string">
            <text:p>${line5.carton_qty}</text:p>
          </table:table-cell>
          <table:table-cell/>
          <table:table-cell/>
          <table:table-cell/>
          <table:table-cell/>
        </table:table-row>
        <table:table-row table:style-name="ro3">
          <table:table-cell table:style-name="ce7"/>
          <table:table-cell table:style-name="ce13"/>
          <table:table-cell table:style-name="ce7"/>
          <table:table-cell table:style-name="ce7"/>
          <table:table-cell table:style-name="ce21"/>
          <table:table-cell table:style-name="ce21"/>
          <table:table-cell table:style-name="ce21"/>
          <table:table-cell/>
          <table:table-cell/>
          <table:table-cell/>
          <table:table-cell/>
        </table:table-row>
        <table:table-row table:style-name="ro5">
          <table:table-cell table:style-name="ce5"/>
          <table:table-cell table:style-name="ce5"/>
          <table:table-cell table:style-name="ce5"/>
          <table:table-cell table:style-name="ce5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ackage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ackage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ackage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LLET NO#: </text:p>
          </table:table-cell>
          <table:table-cell table:style-name="ce14"/>
          <table:table-cell table:style-name="ce15"/>
          <table:table-cell table:style-name="ce14"/>
          <table:table-cell table:style-name="ce22"/>
          <table:table-cell table:style-name="ce22"/>
          <table:table-cell table:style-name="ce25"/>
          <table:table-cell/>
          <table:table-cell table:number-columns-spanned="2" table:number-rows-spanned="1"/>
          <table:covered-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  <table:table table:name="29ctns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<text:s/>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/>
          <table:table-cell/>
          <table:table-cell/>
          <table:table-cell/>
        </table:table-row>
        <table:table-row table:style-name="ro2">
          <table:table-cell table:style-name="ce2" office:value-type="string" calcext:value-type="string" table:number-columns-spanned="7" table:number-rows-spanned="1">
            <text:p><text:s text:c="2"/>TEC-SPIRAL ENTERPRISES CO., LTD.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/>
          <table:table-cell/>
          <table:table-cell/>
          <table:table-cell/>
        </table:table-row>
        <table:table-row table:style-name="ro3"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23" office:value-type="string" calcext:value-type="string">
            <text:p>mult_sheets_package_type</text:p>
          </table:table-cell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Ship to:</text:p>
          </table:table-cell>
          <table:table-cell table:style-name="ce12" office:value-type="string" calcext:value-type="string">
            <text:p>${partner_shipping_id.name}</text:p>
          </table:table-cell>
          <table:table-cell table:style-name="ce4"/>
          <table:table-cell table:style-name="ce16" office:value-type="string" calcext:value-type="string">
            <text:p>KN REF<text:span text:style-name="T1">：4351-0206-612.248</text:span></text:p>
          </table:table-cell>
          <table:table-cell table:style-name="ce18" office:value-type="string" calcext:value-type="string">
            <text:p>${package_no}</text:p>
          </table:table-cell>
          <table:table-cell table:style-name="ce19"/>
          <table:table-cell table:style-name="ce24" office:value-type="string" calcext:value-type="string">
            <text:p>mult_delivery_order</text:p>
          </table:table-cell>
          <table:table-cell/>
          <table:table-cell/>
          <table:table-cell/>
          <table:table-cell/>
        </table:table-row>
        <table:table-row table:style-name="ro3">
          <table:table-cell table:style-name="ce4"/>
          <table:table-cell table:style-name="ce12" office:value-type="string" calcext:value-type="string">
            <text:p>${partner_shipping_id.street}</text:p>
          </table:table-cell>
          <table:table-cell table:style-name="ce4"/>
          <table:table-cell table:style-name="ce17"/>
          <table:table-cell table:style-name="ce19"/>
          <table:table-cell table:style-name="ce19"/>
          <table:table-cell table:style-name="ce19"/>
          <table:table-cell/>
          <table:table-cell/>
          <table:table-cell/>
          <table:table-cell/>
        </table:table-row>
        <table:table-row table:style-name="ro3">
          <table:table-cell table:style-name="ce4"/>
          <table:table-cell table:style-name="ce12" office:value-type="string" calcext:value-type="string">
            <text:p>${partner_shipping_id.street2}</text:p>
          </table:table-cell>
          <table:table-cell table:style-name="ce4"/>
          <table:table-cell table:style-name="ce5"/>
          <table:table-cell table:style-name="ce3"/>
          <table:table-cell table:style-name="ce3"/>
          <table:table-cell table:style-name="ce3"/>
          <table:table-cell/>
          <table:table-cell/>
          <table:table-cell/>
          <table:table-cell/>
        </table:table-row>
        <table:table-row table:style-name="ro3">
          <table:table-cell table:style-name="ce4"/>
          <table:table-cell table:style-name="ce12" office:value-type="string" calcext:value-type="string">
            <text:p>${partner_shipping_id.city},${partner_shipping_id.state_id.name}</text:p>
          </table:table-cell>
          <table:table-cell table:style-name="ce4"/>
          <table:table-cell table:style-name="ce5"/>
          <table:table-cell table:style-name="ce3"/>
          <table:table-cell table:style-name="ce3"/>
          <table:table-cell table:style-name="ce3"/>
          <table:table-cell/>
          <table:table-cell/>
          <table:table-cell/>
          <table:table-cell/>
        </table:table-row>
        <table:table-row table:style-name="ro3">
          <table:table-cell table:style-name="ce5"/>
          <table:table-cell table:style-name="ce12" office:value-type="string" calcext:value-type="string">
            <text:p>${partner_shipping_id.country_id.name}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PO No.</text:p>
          </table:table-cell>
          <table:table-cell table:style-name="ce6" office:value-type="string" calcext:value-type="string">
            <text:p>Item No.</text:p>
          </table:table-cell>
          <table:table-cell table:style-name="ce6" office:value-type="string" calcext:value-type="string">
            <text:p>Item </text:p>
          </table:table-cell>
          <table:table-cell table:style-name="ce6" office:value-type="string" calcext:value-type="string">
            <text:p>Unit </text:p>
          </table:table-cell>
          <table:table-cell table:style-name="ce20" office:value-type="string" calcext:value-type="string">
            <text:p>Order Quantity</text:p>
          </table:table-cell>
          <table:table-cell table:style-name="ce20" office:value-type="string" calcext:value-type="string">
            <text:p>Delivery Quantity</text:p>
          </table:table-cell>
          <table:table-cell table:style-name="ce20" office:value-type="string" calcext:value-type="string">
            <text:p>Carton Quantity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${line6.client_order_ref}</text:p>
          </table:table-cell>
          <table:table-cell office:value-type="string">
            <text:p>${line6.product_id.customer_product_code}</text:p>
          </table:table-cell>
          <table:table-cell office:value-type="string">
            <text:p>${line6.product_id.name}</text:p>
          </table:table-cell>
          <table:table-cell office:value-type="string">
            <text:p>${line6.product_uom}</text:p>
          </table:table-cell>
          <table:table-cell office:value-type="string">
            <text:p>${line6.product_uom_qty}</text:p>
          </table:table-cell>
          <table:table-cell office:value-type="string">
            <text:p>${line6.qty_delivery}</text:p>
          </table:table-cell>
          <table:table-cell office:value-type="string">
            <text:p>${line6.carton_qty}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${line7.client_order_ref}</text:p>
          </table:table-cell>
          <table:table-cell office:value-type="string">
            <text:p>${line7.product_id.customer_product_code}</text:p>
          </table:table-cell>
          <table:table-cell office:value-type="string">
            <text:p>${line7.product_id.name}</text:p>
          </table:table-cell>
          <table:table-cell office:value-type="string">
            <text:p>${line7.product_uom}</text:p>
          </table:table-cell>
          <table:table-cell office:value-type="string">
            <text:p>${line7.product_uom_qty}</text:p>
          </table:table-cell>
          <table:table-cell office:value-type="string">
            <text:p>${line7.qty_delivery}</text:p>
          </table:table-cell>
          <table:table-cell office:value-type="string">
            <text:p>${line7.carton_qty}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${line8.client_order_ref}</text:p>
          </table:table-cell>
          <table:table-cell office:value-type="string">
            <text:p>${line8.product_id.customer_product_code}</text:p>
          </table:table-cell>
          <table:table-cell office:value-type="string">
            <text:p>${line8.product_id.name}</text:p>
          </table:table-cell>
          <table:table-cell office:value-type="string">
            <text:p>${line8.product_uom}</text:p>
          </table:table-cell>
          <table:table-cell office:value-type="string">
            <text:p>${line8.product_uom_qty}</text:p>
          </table:table-cell>
          <table:table-cell office:value-type="string">
            <text:p>${line8.qty_delivery}</text:p>
          </table:table-cell>
          <table:table-cell office:value-type="string">
            <text:p>${line8.carton_qty}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${line9.client_order_ref}</text:p>
          </table:table-cell>
          <table:table-cell office:value-type="string">
            <text:p>${line9.product_id.customer_product_code}</text:p>
          </table:table-cell>
          <table:table-cell office:value-type="string">
            <text:p>${line9.product_id.name}</text:p>
          </table:table-cell>
          <table:table-cell office:value-type="string">
            <text:p>${line9.product_uom}</text:p>
          </table:table-cell>
          <table:table-cell office:value-type="string">
            <text:p>${line9.product_uom_qty}</text:p>
          </table:table-cell>
          <table:table-cell office:value-type="string">
            <text:p>${line9.qty_delivery}</text:p>
          </table:table-cell>
          <table:table-cell office:value-type="string">
            <text:p>${line9.carton_qty}</text:p>
          </table:table-cell>
          <table:table-cell/>
          <table:table-cell/>
          <table:table-cell/>
          <table:table-cell/>
        </table:table-row>
        <table:table-row table:style-name="ro3">
          <table:table-cell table:style-name="ce7"/>
          <table:table-cell table:style-name="ce13"/>
          <table:table-cell table:style-name="ce7"/>
          <table:table-cell table:style-name="ce7"/>
          <table:table-cell table:style-name="ce21"/>
          <table:table-cell table:style-name="ce21"/>
          <table:table-cell table:style-name="ce21"/>
          <table:table-cell/>
          <table:table-cell/>
          <table:table-cell/>
          <table:table-cell/>
        </table:table-row>
        <table:table-row table:style-name="ro5">
          <table:table-cell table:style-name="ce5"/>
          <table:table-cell table:style-name="ce5"/>
          <table:table-cell table:style-name="ce5"/>
          <table:table-cell table:style-name="ce5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ackage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ackage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LLET NO#: </text:p>
          </table:table-cell>
          <table:table-cell table:style-name="ce14"/>
          <table:table-cell table:style-name="ce15"/>
          <table:table-cell table:style-name="ce14"/>
          <table:table-cell table:style-name="ce22"/>
          <table:table-cell table:style-name="ce22"/>
          <table:table-cell table:style-name="ce25"/>
          <table:table-cell/>
          <table:table-cell table:number-columns-spanned="2" table:number-rows-spanned="1"/>
          <table:covered-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text>¥</number:text>
      <number:number number:decimal-places="0" loext:min-decimal-places="0" number:min-integer-digits="1" number:grouping="true"/>
    </number:number-style>
    <number:number-style style:name="N112">
      <number:text>¥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loext:min-decimal-places="2" number:min-integer-digits="1" number:grouping="true"/>
    </number:number-style>
    <number:number-style style:name="N114">
      <number:text>¥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loext:min-decimal-places="2" number:min-integer-digits="1" number:grouping="true"/>
    </number:number-style>
    <number:number-style style:name="N115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¥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常规_5f_Sheet1" style:display-name="常规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/00/0000</text:date>, <text:time style:data-style-name="N2" text:time-value="12:47:45.8686315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2:41:02.565616542</meta:creation-date>
    <dc:date>2017-07-18T08:51:37.609663</dc:date>
    <meta:editing-duration>PT1M38S</meta:editing-duration>
    <meta:editing-cycles>5</meta:editing-cycles>
    <meta:generator>http://pypi.python.org/pypi/ezodf/0.1.0$Python2.7.12 (default, Nov 19 2016, 06:48:10) 
[GCC 5.4.0 20160609]</meta:generator>
    <meta:document-statistic meta:table-count="1" meta:cell-count="20" meta:object-count="0"/>
  </office:meta>
</office:document-meta>
</file>